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3" style:family="paragraph" style:parent-style-name="Standard">
      <style:paragraph-properties fo:line-height="107%" style:writing-mode="lr-tb"/>
      <style:text-properties officeooo:paragraph-rsid="000576d0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 style:list-style-name="L1">
      <style:paragraph-properties fo:line-height="107%" style:writing-mode="lr-tb"/>
    </style:style>
    <style:style style:name="P7" style:family="paragraph" style:parent-style-name="Standard" style:list-style-name="L1">
      <style:paragraph-properties fo:line-height="107%" style:writing-mode="lr-tb"/>
      <style:text-properties officeooo:paragraph-rsid="000576d0"/>
    </style:style>
    <style:style style:name="P8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9" style:family="paragraph" style:parent-style-name="Standard">
      <style:paragraph-properties fo:margin-left="0in" fo:margin-right="0in" fo:line-height="107%" fo:text-indent="0in" style:auto-text-indent="false" style:writing-mode="lr-tb"/>
      <style:text-properties officeooo:paragraph-rsid="0006a131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paragraph-rsid="0006a131" style:font-weight-asian="bold" style:font-weight-complex="bold"/>
    </style:style>
    <style:style style:name="P14" style:family="paragraph" style:parent-style-name="Standard">
      <style:text-properties fo:font-weight="bold" officeooo:paragraph-rsid="0006a131" style:font-weight-asian="bold" style:font-weight-complex="bold"/>
    </style:style>
    <style:style style:name="P15" style:family="paragraph" style:parent-style-name="Standard">
      <style:paragraph-properties fo:margin-left="0in" fo:margin-right="0in" fo:line-height="107%" fo:text-indent="0in" style:auto-text-indent="false" style:writing-mode="lr-tb"/>
      <style:text-properties style:text-line-through-style="solid" style:text-line-through-type="single" officeooo:paragraph-rsid="0006a131"/>
    </style:style>
    <style:style style:name="T1" style:family="text">
      <style:text-properties fo:language="de" fo:country="AT"/>
    </style:style>
    <style:style style:name="T2" style:family="text">
      <style:text-properties style:text-line-through-style="solid" style:text-line-through-type="singl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ränkemarkt Lösung um SCD erweitern </text:h>
      <text:p text:style-name="P1">Bis 9:00</text:p>
      <text:p text:style-name="P1"/>
      <text:h text:style-name="P4" text:outline-level="1"/>
      <text:h text:style-name="P5" text:outline-level="1">ETL -ELT</text:h>
      <text:list text:style-name="L1">
        <text:list-item>
          <text:p text:style-name="P6" loext:marker-style-name="T1"><text:span text:style-name="T1">https://www.tecchannel.de/a/bi-datenmanagement-teil-1-datenaufbereitung-durch-den-etl-prozess,1746250</text:span></text:p>
        </text:list-item>
        <text:list-item>
          <text:p text:style-name="P6" loext:marker-style-name="T1"><text:span text:style-name="T1">https://datasolut.com/was-ist-ein-etl-prozess/</text:span><text:span text:style-name="T1"/></text:p>
        </text:list-item>
        <text:list-item>
          <text:p text:style-name="P7"><text:a xlink:type="simple" xlink:href="https://www.bigdata-insider.de/was-ist-datenbereinigung-a-843546/" text:style-name="Internet_20_link" text:visited-style-name="Visited_20_Internet_20_Link"><text:span text:style-name="T2">https://www.bigdata-insider.de/was-ist-datenbereinigung-a-843546/</text:span></text:a></text:p>
        </text:list-item>
        <text:list-item>
          <text:p text:style-name="P7"><text:a xlink:type="simple" xlink:href="https://dataladder.com/de/grundlagen-der-datenbereinigung-wie-man-mit-schlechten-daten-einfach-umgeht/" text:style-name="Internet_20_link" text:visited-style-name="Visited_20_Internet_20_Link">https://dataladder.com/de/grundlagen-der-datenbereinigung-wie-man-mit-schlechten-daten-einfach-umgeht/</text:a></text:p>
        </text:list-item>
        <text:list-item>
          <text:p text:style-name="P7"><text:a xlink:type="simple" xlink:href="https://dataladder.com/de/grundlagen-der-datenbereinigung-wie-man-mit-schlechten-daten-einfach-umgeht/https://www.astera.com/de/type/blog/data-cleansing-tools/" text:style-name="Internet_20_link" text:visited-style-name="Visited_20_Internet_20_Link">https://www.astera.com/de/type/blog/data-cleansing-tools/</text:a></text:p>
        </text:list-item>
        <text:list-item>
          <text:p text:style-name="P7"><text:a xlink:type="simple" xlink:href="https://syncari.com/blog/data-cleansing-tools/?utm_source=google&amp;utm_medium=paid-search&amp;utm_campaign=syncari-catch-all-pmax&amp;match_id=22508249182-&amp;utm_content=&amp;utm_term=&amp;utm_source=google&amp;utm_medium=cpc&amp;utm_campaign=syncari-catch-all-pmax&amp;utm_content" text:style-name="Internet_20_link" text:visited-style-name="Visited_20_Internet_20_Link">https://syncari.com/blog/data-cleansing-tools/?utm_source=google&amp;utm_medium=paid-search&amp;utm_campaign=syncari-catch-all-pmax&amp;match_id=22508249182-&amp;utm_content=&amp;utm_term=&amp;utm_source=google&amp;utm_medium=cpc&amp;utm_campaign=syncari-catch-all-pmax&amp;utm_content</text:a>={adgroupname}&amp;utm_term=&amp;device=c&amp;gad_source=1&amp;gad_campaignid=22508118416&amp;gbraid=0AAAAACnj7KhCdV5XB04OBgr_AdGr3mWZ5&amp;gclid=CjwKCAjwravBBhBjEiwAIr30VOB1BUdRK_TeJuPRhjrNXKW1-5a7JaAYNAACB6s0NaKzcuLcGgihtxoC7PkQAvD_BwE</text:p>
        </text:list-item>
      </text:list>
      <text:p text:style-name="P3"/>
      <text:p text:style-name="P1"/>
      <text:p text:style-name="P1"/>
      <text:p text:style-name="Standard">1 Link bis durcharbeiten (bitte im Whiteboard vermerken welche 2 er gruppe welchen Link bearbeitet)<text:line-break/>→ PPT anlegen über den Inhalt</text:p>
      <text:p text:style-name="P1"/>
      <text:p text:style-name="P1">bis 12:00 (inkl 2. Pause)</text:p>
      <text:p text:style-name="P1">ab 12:00 Präsentation</text:p>
      <text:p text:style-name="P1"/>
      <text:p text:style-name="P1"/>
      <text:p text:style-name="P12"/>
      <text:p text:style-name="P1"/>
      <text:h text:style-name="P5" text:outline-level="1">NM</text:h>
      <text:p text:style-name="P1"/>
      <text:list text:style-name="L2">
        <text:list-item>
          <text:p text:style-name="P10">2. Aufgabe von Montag vollenden</text:p>
        </text:list-item>
        <text:list-item>
          <text:p text:style-name="P10">Aufgabe Week 3 Tag 2 </text:p>
        </text:list-item>
      </text:list>
      <text:p text:style-name="P1"/>
      <text:p text:style-name="P1">Treffpunkt 15:00 Hauptraum</text:p>
      <text:p text:style-name="P1"/>
      <text:p text:style-name="P13">ETL-Tools → auf Mi <text:s/>Früh verschoben</text:p>
      <text:p text:style-name="P9" loext:marker-style-name="T1"><text:span text:style-name="T1">https://airflow.apache.org/</text:span></text:p>
      <text:p text:style-name="P9" loext:marker-style-name="T1"><text:span text:style-name="T1">https://www.mulesoft.com/</text:span></text:p>
      <text:p text:style-name="P9" loext:marker-style-name="T1"><text:span text:style-name="T1">https://www.ibm.com/products/app-connect</text:span></text:p>
      <text:p text:style-name="P9" loext:marker-style-name="T1"><text:span text:style-name="T1">https://www.ibm.com/products/gentran</text:span></text:p>
      <text:p text:style-name="P9">Microsoft SSIS (on Premise and Azure)</text:p>
      <text:p text:style-name="P9">moveit</text:p>
      <text:p text:style-name="P9">https://datadrivenperspectives.com/the-benefits-of-using-python-and-t-sql-over-ssis-for-etl-ca50c6e11819</text:p>
      <text:p text:style-name="P15">ROLAP: sql + stored proc + scheduled jobs</text:p>
      <text:p text:style-name="P9">diverse streaming dienste (Kafka) - ELT</text:p>
      <text:p text:style-name="P9"/>
      <text:p text:style-name="P9" loext:marker-style-name="T1"><text:span text:style-name="T1">Überblick-ppt 1 slide für Ihr Tool Ihrer Wahl (Vorteil, Nachteil, was..) in gleichen 2er Team wie bei der vorigen Übung und wieder im Whiteboard vermerken welches Tool welches Team barbeitet</text:span></text:p>
      <text:p text:style-name="P14"/>
      <text:p text:style-name="P14"/>
      <text:p text:style-name="P14">bis ...</text:p>
      <text:p text:style-name="P14"/>
      <text:p text:style-name="P14"/>
      <text:p text:style-name="P1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21:04:12.142247510</meta:creation-date>
    <dc:date>2025-05-19T21:15:12.129540387</dc:date>
    <meta:editing-duration>PT10M59S</meta:editing-duration>
    <meta:editing-cycles>2</meta:editing-cycles>
    <meta:generator>Collabora_Office/24.04.13.3$Linux_X86_64 LibreOffice_project/cdcd03782bd25d2386546eda84b673742c8c8916</meta:generator>
    <meta:document-statistic meta:table-count="0" meta:image-count="0" meta:object-count="0" meta:page-count="6" meta:paragraph-count="28" meta:word-count="130" meta:character-count="1743" meta:non-whitespace-character-count="1646"/>
  </office:meta>
</office:document-meta>
</file>